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Aplicaciones Ofimáticas (Office Applications)</text:span><text:span text:style-name="T2"><text:line-break/></text:span><text:span text:style-name="T3">UD 04. Actividades evaluables 01</text:span></text:p>
      <text:p text:style-name="P1"><draw:frame draw:style-name="fr1" draw:name="image2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4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Octubre 2022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7">Fecha de entrega</text:span></text:a><text:span text:style-name="T17"><text:tab/>2</text:span></text:p>
          <text:p text:style-name="P14"><text:a xlink:type="simple" xlink:href="#_mddm13ai61n6" text:style-name="Index_20_Link" text:visited-style-name="Index_20_Link"><text:span text:style-name="T17">Actividad 01</text:span></text:a><text:span text:style-name="T17"><text:tab/>3</text:span></text:p>
        </text:index-body>
      </text:table-of-content>
      <text:p text:style-name="P16"/>
      <text:p text:style-name="P16"/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text:span text:style-name="T15">UD04. Actividades evaluables 01</text:span></text:p>
      <text:list xml:id="list495198903" text:style-name="WWNum3">
        <text:list-item>
          <text:p text:style-name="P33"><text:bookmark text:name="_dbh0n1vac4c8"/>Fecha de entrega</text:p>
        </text:list-item>
      </text:list>
      <text:p text:style-name="Standard"><text:span text:style-name="T10">Fecha límite de entrega: </text:span><text:span text:style-name="T18">Viernes 21 de octubre a las 10:45.</text:span></text:p>
      <text:p text:style-name="Standard">Esta actividad tendrá una evaluación particular: deberá mostrarse las capacidades adquiridas al profesorado. El profesorado valorará en el momento con varias posibles notas:</text:p>
      <text:list xml:id="list507510003" text:style-name="WWNum4">
        <text:list-item>
          <text:p text:style-name="P25">0 puntos: no entregado.</text:p>
        </text:list-item>
        <text:list-item>
          <text:p text:style-name="P28"><text:soft-page-break/>3 puntos: capacidad insuficiente.</text:p>
        </text:list-item>
        <text:list-item>
          <text:p text:style-name="P28">5 puntos: capacidad aceptable.</text:p>
        </text:list-item>
        <text:list-item>
          <text:p text:style-name="P28">7,5 puntos: capacidad destacada.</text:p>
        </text:list-item>
        <text:list-item>
          <text:p text:style-name="P30">10 puntos: capacidad sobresaliente.</text:p>
        </text:list-item>
      </text:list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0721993167170" text:continue-list="list495198903" text:style-name="WWNum3">
        <text:list-item>
          <text:p text:style-name="P33"><text:bookmark text:name="_mddm13ai61n6"/>Actividad 01</text:p>
        </text:list-item>
      </text:list>
      <text:p text:style-name="P15">Con el fin de mejorar nuestra capacidad de escritura usando el teclado, se propone jugar a los siguientes juegos de mecanografía para practicar nuestras habilidades. Estos son:</text:p>
      <text:list xml:id="list4241490218" text:style-name="WWNum2">
        <text:list-item>
          <text:p text:style-name="P26">ZType: <text:a xlink:type="simple" xlink:href="https://zty.pe/" text:style-name="ListLabel_20_28" text:visited-style-name="ListLabel_20_28"><text:span text:style-name="T20">https://zty.pe/</text:span></text:a></text:p>
        </text:list-item>
        <text:list-item>
          <text:p text:style-name="P29">Tommy Q - Zombie defender: <text:a xlink:type="simple" xlink:href="https://www.typing.com/es/student/game/tommyq" text:style-name="ListLabel_20_28" text:visited-style-name="ListLabel_20_28"><text:span text:style-name="T20">https://www.typing.com/es/student/game/tommyq</text:span></text:a></text:p>
        </text:list-item>
        <text:list-item>
          <text:p text:style-name="P29">Keyboard Jump: <text:a xlink:type="simple" xlink:href="https://www.typing.com/es/student/game/keyboard-jump" text:style-name="ListLabel_20_28" text:visited-style-name="ListLabel_20_28"><text:span text:style-name="T20">https://www.typing.com/es/student/game/keyboard-jump</text:span></text:a></text:p>
        </text:list-item>
        <text:list-item>
          <text:p text:style-name="P29">Keyboard Ninja: <text:a xlink:type="simple" xlink:href="https://www.typing.com/es/student/game/keyboard-ninja" text:style-name="ListLabel_20_28" text:visited-style-name="ListLabel_20_28"><text:span text:style-name="T20">https://www.typing.com/es/student/game/keyboard-ninja</text:span></text:a></text:p>
        </text:list-item>
        <text:list-item>
          <text:p text:style-name="P31">Type Toss: <text:a xlink:type="simple" xlink:href="https://www.typing.com/es/student/game/type-toss" text:style-name="ListLabel_20_28" text:visited-style-name="ListLabel_20_28"><text:span text:style-name="T20">https://www.typing.com/es/student/game/type-toss</text:span></text:a></text:p>
        </text:list-item>
      </text:list>
      <text:p text:style-name="Standard"/>
      <text:p text:style-name="Standard">Tras varias sesiones de práctica, el alumnado enseñará al profesorado individualmente su capacidad en:</text:p>
      <text:list xml:id="list3568928825" text:style-name="WWNum1">
        <text:list-item>
          <text:p text:style-name="P27">El juego ZType (se debe demostrar habilidades obligatoriamente).</text:p>
        </text:list-item>
        <text:list-item>
          <text:p text:style-name="P32">Un juego de los anteriormente propuestos, elegido por el profesorado.</text:p>
        </text:list-item>
      </text:list>
      <text:p text:style-name="P15"/>
      <text:p text:style-name="P11"><text:span text:style-name="T9"><text:s/>📕 </text:span><text:span text:style-name="T10">A entregar: </text:span>simplemente, avisar al profesorado y mostrar las capacidades en direct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4. Actividades evaluables 01</text:span></text:p>
      </style:header>
      <style:footer>
        <text:p text:style-name="MP4"><text:span text:style-name="MT1">Aplicaciones Ofimáticas (Office Applications)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39" meta:word-count="309" meta:character-count="2174" meta:non-whitespace-character-count="1907"/>
    <meta:generator>LibreOfficeDev/6.0.5.2$Linux_X86_64 LibreOffice_project/</meta:generator>
  </office:meta>
</office:document-meta>
</file>